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ionHelper.setHttpAuthentication( PartnerRoleMessageExchange odeMex , 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henticationHelper.setOptions( Options options , Element au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